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0f9" officeooo:paragraph-rsid="001720f9"/>
    </style:style>
    <style:style style:name="P2" style:family="paragraph" style:parent-style-name="Standard">
      <style:text-properties officeooo:paragraph-rsid="001720f9"/>
    </style:style>
    <style:style style:name="P3" style:family="paragraph" style:parent-style-name="Table_20_Contents">
      <style:text-properties officeooo:rsid="001720f9" officeooo:paragraph-rsid="001720f9"/>
    </style:style>
    <style:style style:name="P4" style:family="paragraph" style:parent-style-name="Standard">
      <style:text-properties officeooo:rsid="001720f9" officeooo:paragraph-rsid="001720f9"/>
    </style:style>
    <style:style style:name="P5" style:family="paragraph" style:parent-style-name="Standard">
      <style:text-properties officeooo:rsid="0018607a" officeooo:paragraph-rsid="0018607a"/>
    </style:style>
    <style:style style:name="P6" style:family="paragraph" style:parent-style-name="Standard">
      <style:text-properties officeooo:rsid="001d5108" officeooo:paragraph-rsid="001d5108"/>
    </style:style>
    <style:style style:name="P7" style:family="paragraph">
      <loext:graphic-properties draw:fill="none" draw:fill-color="#ffffff"/>
    </style:style>
    <style:style style:name="P8" style:family="paragraph">
      <style:text-properties style:font-name="F" fo:font-size="12pt"/>
    </style:style>
    <style:style style:name="P9" style:family="paragraph">
      <loext:graphic-properties draw:fill="none" draw:fill-color="#ffffff"/>
      <style:text-properties style:font-name="F" fo:font-size="12pt"/>
    </style:style>
    <style:style style:name="T1" style:family="text">
      <style:text-properties officeooo:rsid="001842e2"/>
    </style:style>
    <style:style style:name="T2" style:family="text">
      <style:text-properties officeooo:rsid="0018607a"/>
    </style:style>
    <style:style style:name="T3" style:family="text">
      <style:text-properties officeooo:rsid="0019db5d"/>
    </style:style>
    <style:style style:name="T4" style:family="text">
      <style:text-properties officeooo:rsid="001c3faf"/>
    </style:style>
    <style:style style:name="T5" style:family="text">
      <style:text-properties officeooo:rsid="001d5108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ítulo: Ejercicios conceptuales Módulo 1 Unidad 2</text:p>
      <text:p text:style-name="P1">Alumno: Gustavo Vladimir Diaz</text:p>
      <text:p text:style-name="P1">Curso: Diplomatura en Bases de Datos</text:p>
      <text:p text:style-name="P1">Fecha: 31/08/2020</text:p>
      <text:p text:style-name="P1"/>
      <text:p text:style-name="P1">Ejercicio conceptual 2.<text:span text:style-name="T4">4</text:span></text:p>
      <text:p text:style-name="P1">Enunciado: </text:p>
      <text:p text:style-name="P1">Escribir una sentencia para borrar a todos los que tengan menos de 2<text:span text:style-name="T5">2</text:span> años de</text:p>
      <text:p text:style-name="P1">edad.</text:p>
      <text:p text:style-name="P1"/>
      <text:p text:style-name="P6">Nota: Modifiqué la edad para que el ejercicio tuviera sentido, sino la diferencia entre las tablas hubiera sido nula.</text:p>
      <text:p text:style-name="P1"/>
      <text:p text:style-name="P5">Desarrollo:</text:p>
      <text:p text:style-name="P5"/>
      <text:p text:style-name="P5"><draw:frame draw:style-name="fr1" draw:name="Marco1" text:anchor-type="paragraph" svg:x="0.06cm" svg:y="0.473cm" svg:width="14.422cm" draw:z-index="0"><draw:text-box fo:min-height="1.452cm"><text:p text:style-name="Text"><draw:frame text:anchor-type="paragraph" draw:z-index="1" draw:name="Forma1" draw:style-name="gr2" draw:text-style-name="P9" svg:width="14.421cm" svg:height="1.001cm" svg:x="0cm" svg:y="0cm"><draw:text-box><text:p text:style-name="P8">DELETE FROM datos_futbolistas WHERE edad &lt; 22;</text:p><text:p text:style-name="P8"/></draw:text-box></draw:frame>Texto <text:sequence text:ref-name="refText0" text:name="Text" text:formula="ooow:Text+1" style:num-format="1">1</text:sequence>: Código implementado en ejercicio</text:p><text:p text:style-name="Text"/></draw:text-box></draw:frame><draw:frame text:anchor-type="paragraph" draw:z-index="2" draw:name="Forma2" draw:style-name="gr1" draw:text-style-name="P7" svg:width="14.288cm" svg:height="6.331cm" svg:x="0.06cm" svg:y="3.854cm"><draw:text-box><text:p>La salida de este script fue:</text:p><text:p/><text:p>nombre<text:tab/>apellido<text:tab/>edad<text:tab/>posicion<text:tab/>dni</text:p><text:p>Alberto<text:tab/>Perez<text:tab/>21<text:tab/>Delantero<text:tab/>31222333</text:p><text:p>Juan<text:tab/>Rodriguez<text:tab/>23<text:tab/>Defensor<text:tab/>30222444</text:p><text:p>José<text:tab/>Sanchez<text:tab/>25<text:tab/>Arquero<text:tab/>29444333</text:p><text:p/><text:p>Y luego revisé luego la tabla y encontré que Alberto Perez ya no estaba.</text:p><text:p/><text:p>nombre<text:tab/>apellido<text:tab/>edad<text:tab/>posicion<text:tab/>dni</text:p><text:p>Juan<text:tab/>Rodriguez<text:tab/>23<text:tab/>Defensor<text:tab/>30222444</text:p><text:p>José<text:tab/>Sanchez<text:tab/>25<text:tab/>Arquero<text:tab/>29444333</text:p><text:p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7:47:39.678502905</meta:creation-date>
    <dc:date>2020-08-31T18:59:37.194805755</dc:date>
    <meta:editing-duration>PT24M11S</meta:editing-duration>
    <meta:editing-cycles>5</meta:editing-cycles>
    <meta:generator>LibreOffice/6.4.5.2$Linux_X86_64 LibreOffice_project/40$Build-2</meta:generator>
    <meta:document-statistic meta:table-count="0" meta:image-count="0" meta:object-count="0" meta:page-count="1" meta:paragraph-count="11" meta:word-count="65" meta:character-count="417" meta:non-whitespace-character-count="362"/>
  </office:meta>
</office:document-meta>
</file>